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Verdana" fo:font-size="12pt" officeooo:rsid="001041aa" officeooo:paragraph-rsid="00000d57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Verdana" fo:font-size="12pt" officeooo:rsid="00000d57" officeooo:paragraph-rsid="00000d57" style:font-size-asian="10.5pt" style:font-size-complex="12pt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Verdana" fo:font-size="12pt" officeooo:rsid="00000d57" officeooo:paragraph-rsid="00000d57" style:font-size-asian="10.5pt" style:font-size-complex="12pt"/>
    </style:style>
    <style:style style:name="P4" style:family="paragraph" style:parent-style-name="Standard" style:list-style-name="L2">
      <style:paragraph-properties fo:text-align="start" style:justify-single-word="false"/>
      <style:text-properties style:font-name="Verdana" fo:font-size="12pt" officeooo:rsid="00000d57" officeooo:paragraph-rsid="00000d57" style:font-size-asian="10.5pt" style:font-size-complex="12pt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Verdana" fo:font-size="12pt" officeooo:rsid="000106e0" officeooo:paragraph-rsid="000106e0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Verdana" fo:font-size="12pt" officeooo:rsid="000106e0" officeooo:paragraph-rsid="000106e0" style:font-size-asian="10.5pt" style:font-size-complex="12pt"/>
    </style:style>
    <style:style style:name="P7" style:family="paragraph" style:parent-style-name="Standard" style:list-style-name="L4">
      <style:paragraph-properties fo:text-align="start" style:justify-single-word="false"/>
      <style:text-properties style:font-name="Verdana" fo:font-size="12pt" officeooo:rsid="000106e0" officeooo:paragraph-rsid="000106e0" style:font-size-asian="10.5pt" style:font-size-complex="12pt"/>
    </style:style>
    <style:style style:name="P8" style:family="paragraph" style:parent-style-name="Standard" style:list-style-name="L5">
      <style:paragraph-properties fo:text-align="start" style:justify-single-word="false"/>
      <style:text-properties style:font-name="Verdana" fo:font-size="12pt" officeooo:rsid="000106e0" officeooo:paragraph-rsid="000106e0" style:font-size-asian="10.5pt" style:font-size-complex="12pt"/>
    </style:style>
    <style:style style:name="P9" style:family="paragraph" style:parent-style-name="Standard" style:list-style-name="L9">
      <style:paragraph-properties fo:text-align="start" style:justify-single-word="false"/>
      <style:text-properties style:font-name="Verdana" fo:font-size="12pt" officeooo:rsid="000106e0" officeooo:paragraph-rsid="000106e0" style:font-size-asian="10.5pt" style:font-size-complex="12pt"/>
    </style:style>
    <style:style style:name="P10" style:family="paragraph" style:parent-style-name="Standard" style:list-style-name="L11">
      <style:paragraph-properties fo:text-align="start" style:justify-single-word="false"/>
      <style:text-properties style:font-name="Verdana" fo:font-size="12pt" officeooo:rsid="000106e0" officeooo:paragraph-rsid="000106e0" style:font-size-asian="10.5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Verdana" fo:font-size="20pt" fo:font-weight="bold" officeooo:rsid="001041aa" officeooo:paragraph-rsid="00000d57" style:font-size-asian="17.5pt" style:font-weight-asian="bold" style:font-size-complex="20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Verdana" fo:font-size="14pt" officeooo:rsid="001041aa" officeooo:paragraph-rsid="00000d57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00d5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Курс „PHP Уеб Разработка“</text:p>
      <text:p text:style-name="P12">програма 2<text:span text:style-name="T2">5</text:span>.06.14г. (<text:span text:style-name="T2">сряда</text:span>)</text:p>
      <text:p text:style-name="P12"/>
      <text:p text:style-name="P1"><text:span text:style-name="T1">Начало:</text:span> 09:00ч.</text:p>
      <text:p text:style-name="P1"/>
      <text:p text:style-name="P2">1. Обяснение на промените по кода за системата за новини</text:p>
      <text:list xml:id="list5073960718008053024" text:style-name="L1">
        <text:list-item>
          <text:p text:style-name="P3">валидация</text:p>
        </text:list-item>
        <text:list-item>
          <text:p text:style-name="P3">правилния начин за работа с пароли</text:p>
          <text:list>
            <text:list-item>
              <text:p text:style-name="P3"><text:a xlink:type="simple" xlink:href="http://bg2.php.net/manual/en/function.password-hash.php">password_hash()</text:a></text:p>
            </text:list-item>
            <text:list-item>
              <text:p text:style-name="P3"><text:a xlink:type="simple" xlink:href="http://bg2.php.net/manual/en/function.password-verify.php">password_verify()</text:a></text:p>
            </text:list-item>
          </text:list>
        </text:list-item>
        <text:list-item>
          <text:p text:style-name="P3">работа с дати</text:p>
          <text:list>
            <text:list-item>
              <text:p text:style-name="P3"><text:a xlink:type="simple" xlink:href="http://bg2.php.net/manual/en/function.time.php">time()</text:a></text:p>
            </text:list-item>
            <text:list-item>
              <text:p text:style-name="P3"><text:a xlink:type="simple" xlink:href="http://bg2.php.net/manual/en/function.date.php">date()</text:a></text:p>
            </text:list-item>
          </text:list>
        </text:list-item>
        <text:list-item>
          <text:p text:style-name="P3">изясняване на сесиите</text:p>
          <text:list>
            <text:list-item>
              <text:p text:style-name="P3">запазване на информация за потребителя</text:p>
            </text:list-item>
            <text:list-item>
              <text:p text:style-name="P3">унищожаване на сесия (логаут)</text:p>
            </text:list-item>
          </text:list>
        </text:list-item>
        <text:list-item>
          <text:p text:style-name="P3">сигурност при работа с файлове</text:p>
          <text:list>
            <text:list-item>
              <text:p text:style-name="P3">MIME типове</text:p>
            </text:list-item>
            <text:list-item>
              <text:p text:style-name="P3">разширения</text:p>
            </text:list-item>
            <text:list-item>
              <text:p text:style-name="P3">големина на файла</text:p>
              <text:list>
                <text:list-item>
                  <text:p text:style-name="P3">лимит в php.ini</text:p>
                </text:list-item>
              </text:list>
            </text:list-item>
          </text:list>
        </text:list-item>
        <text:list-item>
          <text:p text:style-name="P3">изясняване на SQL синтаксиса на заявките</text:p>
          <text:list>
            <text:list-item>
              <text:p text:style-name="P3">ORDER BY `поле` ASC/DESC</text:p>
            </text:list-item>
            <text:list-item>
              <text:p text:style-name="P3">LIMIT число, число</text:p>
            </text:list-item>
          </text:list>
        </text:list-item>
        <text:list-item>
          <text:p text:style-name="P3"><text:a xlink:type="simple" xlink:href="http://bg2.php.net/manual/en/function.define.php">дефиниране на константи</text:a> и сигурност на include-нати файлове</text:p>
        </text:list-item>
      </text:list>
      <text:p text:style-name="P2"/>
      <text:p text:style-name="P2">2. Добавяне на нова функционалност към системата</text:p>
      <text:list xml:id="list47332623281624309" text:style-name="L2">
        <text:list-item>
          <text:p text:style-name="P4">категории към новините</text:p>
          <text:list>
            <text:list-item>
              <text:p text:style-name="P4">избиране чрез &lt;option&gt;&lt;/option&gt; в &lt;select&gt;&lt;/select&gt;</text:p>
            </text:list-item>
            <text:list-item>
              <text:p text:style-name="P4">сигурност</text:p>
            </text:list-item>
          </text:list>
        </text:list-item>
        <text:list-item>
          <text:p text:style-name="P4">промяна на големина на шрифта на текста в новините</text:p>
          <text:list>
            <text:list-item>
              <text:p text:style-name="P4">използване на бисквитки</text:p>
            </text:list-item>
          </text:list>
        </text:list-item>
        <text:list-item>
          <text:p text:style-name="P5">редактиране на новина от автор</text:p>
        </text:list-item>
        <text:list-item>
          <text:p text:style-name="P5">изтриване на новина от автор</text:p>
        </text:list-item>
        <text:list-item>
          <text:p text:style-name="P5">промяна на паролата на потребител</text:p>
        </text:list-item>
        <text:list-item>
          <text:p text:style-name="P5">потребителски профил</text:p>
          <text:list>
            <text:list-item>
              <text:p text:style-name="P5">кратка информация за потребителя</text:p>
            </text:list-item>
            <text:list-item>
              <text:p text:style-name="P5">да показва всички новини от даден потребител</text:p>
            </text:list-item>
          </text:list>
        </text:list-item>
      </text:list>
      <text:p text:style-name="P6"/>
      <text:p text:style-name="P6">3. Концепцията „Разделяй и владей!“ в PHP</text:p>
      <text:list xml:id="list280229172164927366" text:style-name="L4">
        <text:list-item>
          <text:p text:style-name="P7">разделяне на логиката от графичната и репрезентация</text:p>
        </text:list-item>
        <text:list-item>
          <text:p text:style-name="P7">проста имплементация на View</text:p>
        </text:list-item>
        <text:list-item>
          <text:p text:style-name="P7">темплейти и ползата от тях</text:p>
        </text:list-item>
        <text:list-item>
          <text:p text:style-name="P7">разкачване на URL от име на файла</text:p>
          <text:list>
            <text:list-item>
              <text:p text:style-name="P7">използване на $_GET</text:p>
            </text:list-item>
            <text:list-item>
              <text:p text:style-name="P7"><text:soft-page-break/>използване на switch</text:p>
            </text:list-item>
          </text:list>
        </text:list-item>
      </text:list>
      <text:p text:style-name="P6"/>
      <text:p text:style-name="P6">4. Домашно</text:p>
      <text:list xml:id="list506639399815293264" text:style-name="L5">
        <text:list-item>
          <text:p text:style-name="P8">Променете системата за новини и я направете на принципа „Разделяй и владей!“</text:p>
        </text:list-item>
      </text:list>
      <text:list xml:id="list3014311541674269807" text:style-name="L11">
        <text:list-item>
          <text:p text:style-name="P10">разделете логиката от графичната репрезентация</text:p>
        </text:list-item>
      </text:list>
      <text:list xml:id="list4529240757205" text:continue-list="list506639399815293264" text:style-name="L5">
        <text:list-item>
          <text:p text:style-name="P8">Премахнете зависимостта на URL адреса от името на файла</text:p>
        </text:list-item>
        <text:list-item>
          <text:p text:style-name="P8">Направете още 1 темплейт освен основния на системата за новини и направете възможност потребителя да си избира темплейт</text:p>
        </text:list-item>
      </text:list>
      <text:list xml:id="list8616937024328923765" text:style-name="L9">
        <text:list-item>
          <text:p text:style-name="P9">използвайте бисквитка</text:p>
        </text:list-item>
        <text:list-item>
          <text:p text:style-name="P9">приложете наученото от примера за различните темплейти</text:p>
        </text:list-item>
        <text:list-item>
          <text:p text:style-name="P9">използвайте бисквитка, в която да съхранявате темплейта, който потребителя си е избрал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bg" fo:country="BG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g" fo:country="BG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5T00:17:37.680228490</meta:creation-date>
    <dc:date>2014-06-25T00:45:28.982474306</dc:date>
    <meta:editing-duration>PT12M37S</meta:editing-duration>
    <meta:editing-cycles>1</meta:editing-cycles>
    <meta:document-statistic meta:table-count="0" meta:image-count="0" meta:object-count="0" meta:page-count="2" meta:paragraph-count="50" meta:word-count="282" meta:character-count="1656" meta:non-whitespace-character-count="1467"/>
    <meta:generator>LibreOffice/4.1.3.2$Linux_X86_64 LibreOffice_project/410m0$Build-2</meta:generator>
  </office:meta>
</office:document-meta>
</file>